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47.62pt" svg:y="211.58pt">
            <loext:p draw:notify-on-update-of-ranges="Sheet1.A9:Sheet1.A9 Sheet1.A10:Sheet1.A11 Sheet1.B9:Sheet1.B9 Sheet1.B10:Sheet1.B11 Sheet1.C9:Sheet1.C9 Sheet1.C10:Sheet1.C11 Sheet1.D9:Sheet1.D9 Sheet1.D10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verage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length</text:p>
          </table:table-cell>
          <table:table-cell office:value-type="string" calcext:value-type="string">
            <text:p>brownian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wall follower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.53" calcext:value-type="float">
            <text:p>16.53</text:p>
          </table:table-cell>
          <table:table-cell office:value-type="float" office:value="11.7" calcext:value-type="float">
            <text:p>11.7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.37" calcext:value-type="float">
            <text:p>30.37</text:p>
          </table:table-cell>
          <table:table-cell office:value-type="float" office:value="35.33" calcext:value-type="float">
            <text:p>35.33</text:p>
          </table:table-cell>
          <table:table-cell office:value-type="float" office:value="67.56" calcext:value-type="float">
            <text:p>67.5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overage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length</text:p>
          </table:table-cell>
          <table:table-cell office:value-type="string" calcext:value-type="string">
            <text:p>brownian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wall follower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.53" calcext:value-type="float">
            <text:p>16.53</text:p>
          </table:table-cell>
          <table:table-cell office:value-type="float" office:value="11.7" calcext:value-type="float">
            <text:p>11.7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.37" calcext:value-type="float">
            <text:p>30.37</text:p>
          </table:table-cell>
          <table:table-cell office:value-type="float" office:value="35.33" calcext:value-type="float">
            <text:p>35.33</text:p>
          </table:table-cell>
          <table:table-cell office:value-type="float" office:value="67.56" calcext:value-type="float">
            <text:p>67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0:17:10.113900933</meta:creation-date>
    <dc:date>2017-12-06T10:41:41.772030887</dc:date>
    <meta:editing-duration>PT13M50S</meta:editing-duration>
    <meta:editing-cycles>1</meta:editing-cycles>
    <meta:document-statistic meta:table-count="1" meta:cell-count="26" meta:object-count="1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759cm" svg:y="0.316cm" chart:style-name="ch2">
          <text:p>Coverage Ration in %</text:p>
        </chart:title>
        <chart:legend chart:legend-position="end" svg:x="13.391cm" svg:y="3.705cm" style:legend-expansion="high" chart:style-name="ch3"/>
        <chart:plot-area chart:style-name="ch4" table:cell-range-address="Sheet1.A9:Sheet1.D11" chart:data-source-has-labels="both" svg:x="1.33cm" svg:y="1.275cm" svg:width="11.742cm" svg:height="6.569cm">
          <chartooo:coordinate-region svg:x="1.951cm" svg:y="1.474cm" svg:width="11.121cm" svg:height="5.723cm"/>
          <chart:axis chart:dimension="x" chart:name="primary-x" chart:style-name="ch5" chartooo:axis-type="auto">
            <chartooo:date-scale/>
            <chart:title svg:x="6.271cm" svg:y="8.024cm" chart:style-name="ch6">
              <text:p>Path Length</text:p>
            </chart:title>
            <chart:categories table:cell-range-address="Sheet1.A10:Sheet1.A11"/>
          </chart:axis>
          <chart:axis chart:dimension="y" chart:name="primary-y" chart:style-name="ch7">
            <chart:title svg:x="0.451cm" svg:y="5.595cm" chart:style-name="ch8">
              <text:p>Coverage [%]</text:p>
            </chart:title>
            <chart:grid chart:style-name="ch9" chart:class="major"/>
          </chart:axis>
          <chart:series chart:style-name="ch10" chart:values-cell-range-address="Sheet1.B10:Sheet1.B11" chart:label-cell-address="Sheet1.B9:Sheet1.B9" chart:class="chart:bar">
            <chart:data-point chart:repeated="2"/>
          </chart:series>
          <chart:series chart:style-name="ch11" chart:values-cell-range-address="Sheet1.C10:Sheet1.C11" chart:label-cell-address="Sheet1.C9:Sheet1.C9" chart:class="chart:bar">
            <chart:data-point chart:repeated="2"/>
          </chart:series>
          <chart:series chart:style-name="ch12" chart:values-cell-range-address="Sheet1.D10:Sheet1.D11" chart:label-cell-address="Sheet1.D9:Sheet1.D9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ownian</text:p>
                <draw:g>
                  <svg:desc>Sheet1.B9:Sheet1.B9</svg:desc>
                </draw:g>
              </table:table-cell>
              <table:table-cell office:value-type="string">
                <text:p>random</text:p>
                <draw:g>
                  <svg:desc>Sheet1.C9:Sheet1.C9</svg:desc>
                </draw:g>
              </table:table-cell>
              <table:table-cell office:value-type="string">
                <text:p>wall follower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A10:Sheet1.A11</svg:desc>
                </draw:g>
              </table:table-cell>
              <table:table-cell office:value-type="float" office:value="16.53">
                <text:p>16.53</text:p>
                <draw:g>
                  <svg:desc>Sheet1.B10:Sheet1.B11</svg:desc>
                </draw:g>
              </table:table-cell>
              <table:table-cell office:value-type="float" office:value="11.7">
                <text:p>11.7</text:p>
                <draw:g>
                  <svg:desc>Sheet1.C10:Sheet1.C11</svg:desc>
                </draw:g>
              </table:table-cell>
              <table:table-cell office:value-type="float" office:value="18.8">
                <text:p>18.8</text:p>
                <draw:g>
                  <svg:desc>Sheet1.D10:Sheet1.D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0.37">
                <text:p>30.37</text:p>
              </table:table-cell>
              <table:table-cell office:value-type="float" office:value="35.33">
                <text:p>35.33</text:p>
              </table:table-cell>
              <table:table-cell office:value-type="float" office:value="67.56">
                <text:p>67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